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7810f" officeooo:paragraph-rsid="0017810f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Семь вечностей</text:h>
      <text:p text:style-name="P1"/>
      <text:p text:style-name="P2">1.</text:p>
      <text:p text:style-name="P2">2.</text:p>
      <text:p text:style-name="P2">3.</text:p>
      <text:p text:style-name="P2">4.</text:p>
      <text:p text:style-name="P2">5.</text:p>
      <text:p text:style-name="P2">6.</text:p>
      <text:p text:style-name="P2">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06-11T00:03:04.498095888</dc:date>
    <meta:editing-duration>PT8M29S</meta:editing-duration>
    <meta:editing-cycles>1</meta:editing-cycles>
    <meta:document-statistic meta:table-count="0" meta:image-count="0" meta:object-count="0" meta:page-count="1" meta:paragraph-count="8" meta:word-count="9" meta:character-count="28" meta:non-whitespace-character-count="27"/>
    <meta:generator>LibreOffice/5.1.6.2$Linux_X86_64 LibreOffice_project/10m0$Build-2</meta:generator>
  </office:meta>
</office:document-meta>
</file>